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.1665in" fo:margin-bottom="0.1665in" loext:contextual-spacing="false" fo:line-height="100%"/>
    </style:style>
    <style:style style:name="P2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8" style:family="paragraph" style:parent-style-name="Standard" style:list-style-name="WWNum3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9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0" style:family="paragraph" style:parent-style-name="Standard">
      <style:paragraph-properties fo:margin-left="0in" fo:margin-right="0.4165in" fo:margin-top="0.1665in" fo:margin-bottom="0.1665in" loext:contextual-spacing="false" fo:line-height="100%" fo:text-indent="0in" style:auto-text-indent="false"/>
    </style:style>
    <style:style style:name="P31" style:family="paragraph" style:parent-style-name="Heading_20_1" style:list-style-name="WWNum2">
      <style:paragraph-properties fo:break-before="auto" fo:break-after="auto"/>
    </style:style>
    <style:style style:name="P32" style:family="paragraph" style:parent-style-name="Heading_20_1">
      <style:paragraph-properties fo:margin-top="0.25in" fo:margin-bottom="0.0555in" loext:contextual-spacing="false" fo:line-height="100%" fo:text-align="justify" style:justify-single-word="false" fo:keep-with-next="auto"/>
    </style:style>
    <style:style style:name="P33" style:family="paragraph" style:parent-style-name="Heading_20_2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3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3d83few2f3rk"/><text:span text:style-name="T1">Diseño aplicado a interfaces web con Flutter</text:span><text:span text:style-name="T2"><text:line-break/></text:span><text:span text:style-name="T3">Unidad 05 - Actividades entregable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5"><draw:frame draw:style-name="fr1" draw:name="image3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4"><text:span text:style-name="T6">Autor: Sergi García Barea</text:span></text:p>
      <text:p text:style-name="P4"><text:span text:style-name="T6">Actualizado Noviembre 2025</text:span></text:p>
      <text:p text:style-name="P4"><text:span text:style-name="T7">Licencia</text:span></text:p>
      <text:p text:style-name="P7"/>
      <text:p text:style-name="P6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7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10"><text:span text:style-name="T10"><text:s/>📖 </text:span><text:span text:style-name="T11">Importante</text:span></text:p>
      <text:p text:style-name="P11"/>
      <text:p text:style-name="P10"><text:span text:style-name="T12"><text:s/>❕</text:span><text:span text:style-name="T13"> </text:span><text:span text:style-name="T11">Atención</text:span></text:p>
      <text:p text:style-name="P11"/>
      <text:p text:style-name="P10"><text:span text:style-name="T10"><text:s/>💬</text:span> <text:span text:style-name="T11">Interesante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soft-page-break/><text:a xlink:type="simple" xlink:href="#_vyhbfp4t666x" text:style-name="Index_20_Link" text:visited-style-name="Index_20_Link"><text:span text:style-name="T17">1. Entrega unidad 05<text:tab/>3</text:span></text:a></text:p>
          <text:p text:style-name="P14"><text:a xlink:type="simple" xlink:href="#_5ne21f11w3zi" text:style-name="Index_20_Link" text:visited-style-name="Index_20_Link"><text:span text:style-name="T18">📤 ¿Qué entregar?<text:tab/>3</text:span></text:a></text:p>
          <text:p text:style-name="P16"><text:a xlink:type="simple" xlink:href="#_ftdhsowoixyu" text:style-name="Index_20_Link" text:visited-style-name="Index_20_Link"><text:span text:style-name="T19">✅ Opción 1 — Entrega visual<text:tab/>3</text:span></text:a></text:p>
          <text:p text:style-name="P16"><text:a xlink:type="simple" xlink:href="#_8ywrovqnueyz" text:style-name="Index_20_Link" text:visited-style-name="Index_20_Link"><text:span text:style-name="T19">✅ Opción 2 — Entrega explicativa<text:tab/>3</text:span></text:a></text:p>
        </text:index-body>
      </text:table-of-content>
      <text:p text:style-name="P1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pan text:style-name="T15">Unidad 05. Actividades entregables</text:span></text:p>
      <text:list xml:id="list2578895862" text:style-name="WWNum2">
        <text:list-item>
          <text:p text:style-name="P31"><text:bookmark text:name="_vyhbfp4t666x"/>Entrega unidad 05</text:p>
        </text:list-item>
      </text:list>
      <text:p text:style-name="P23">Durante esta unidad hemos trabajado <text:span text:style-name="T11">un caso práctico</text:span>, en el que se propone la transformación de una aplicación con aspecto visual sencillo a una aplicación con distintas <text:span text:style-name="T11">mejoras de diseño visual</text:span> basadas en principios de usabilidad y estética.</text:p>
      <text:p text:style-name="P23">Tras realizarlo, has de hacer entrega siguiendo las siguientes normas.</text:p>
      <text:p text:style-name="P32"><text:bookmark text:name="_5ne21f11w3zi"/>📤 ¿Qué entregar?</text:p>
      <text:p text:style-name="P23">Puedes elegir entre las siguientes formas de entrega, según tu nivel de avance:</text:p>
      <text:p text:style-name="P33"><text:bookmark text:name="_ftdhsowoixyu"/><text:soft-page-break/>✅ Opción 1 — Entrega visual</text:p>
      <text:list xml:id="list1036421076" text:style-name="WWNum1">
        <text:list-item>
          <text:p text:style-name="P24">Capturas de pantalla mostrando las dos mejoras que aplicaste en tu versión.</text:p>
        </text:list-item>
        <text:list-item>
          <text:p text:style-name="P26">No es necesario entregar el código fuente.</text:p>
        </text:list-item>
        <text:list-item>
          <text:p text:style-name="P27">Puedes incluir una breve descripción debajo de cada captura explicando qué mejora aplicaste.</text:p>
        </text:list-item>
      </text:list>
      <text:p text:style-name="P33"><text:bookmark text:name="_8ywrovqnueyz"/>✅ Opción 2 — Entrega explicativa</text:p>
      <text:list xml:id="list346166754" text:style-name="WWNum3">
        <text:list-item>
          <text:p text:style-name="P25">Si no lograste implementar las mejoras, puedes entregar un documento en el que expliques:</text:p>
          <text:list>
            <text:list-item>
              <text:p text:style-name="P28">Qué intentaste hacer.</text:p>
            </text:list-item>
            <text:list-item>
              <text:p text:style-name="P28">Qué elementos del código analizaste.</text:p>
            </text:list-item>
            <text:list-item>
              <text:p text:style-name="P28">Qué mejoras querías aplicar y por qué.</text:p>
            </text:list-item>
            <text:list-item>
              <text:p text:style-name="P29">Qué dificultad encontraste.</text:p>
            </text:list-item>
          </text:list>
        </text:list-item>
      </text:list>
      <text:p text:style-name="P30">💡 <text:span text:style-name="T11">Ambas opciones son válidas y consideradas como superación del ejercicio. </text:span>Lo importante es demostrar que <text:span text:style-name="T11">has reflexionado sobre el diseño</text:span> y que entiendes el propósito de las mejoras propuestas.</text:p>
      <text:p text:style-name="P2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iseño aplicado a interfaces web con Flutter<text:tab/><text:tab/>Unidad 05. Principales widgets en Flutter</text:span></text:p>
      </style:header>
      <style:footer>
        <text:p text:style-name="MP4"><text:span text:style-name="MT1"><text:tab/><text:tab/>UD04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6" meta:word-count="312" meta:character-count="1937" meta:non-whitespace-character-count="1657"/>
    <meta:generator>LibreOfficeDev/6.0.5.2$Linux_X86_64 LibreOffice_project/</meta:generator>
  </office:meta>
</office:document-meta>
</file>